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000000" fo:background-color="transparent"/>
    </style:style>
    <style:style style:name="P4" style:family="paragraph" style:parent-style-name="Standard">
      <style:paragraph-properties style:line-height-at-least="0.503cm"/>
      <style:text-properties fo:color="#000000" officeooo:rsid="0001d804" fo:background-color="transparent"/>
    </style:style>
    <style:style style:name="P5" style:family="paragraph" style:parent-style-name="Standard">
      <style:paragraph-properties fo:margin-left="0cm" fo:margin-right="0.247cm" fo:text-indent="0cm" style:auto-text-indent="false"/>
    </style:style>
    <style:style style:name="P6" style:family="paragraph" style:parent-style-name="Standard">
      <style:paragraph-properties fo:margin-left="0cm" fo:margin-right="0.247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.247cm" fo:text-indent="0cm" style:auto-text-indent="false"/>
      <style:text-properties style:font-name="Calibri" fo:font-size="12pt" fo:language="en" fo:country="US" style:font-size-asian="12pt" style:font-name-complex="Calibri1"/>
    </style:style>
    <style:style style:name="P8" style:family="paragraph" style:parent-style-name="Standard">
      <style:paragraph-properties fo:margin-left="0cm" fo:margin-right="0.247cm" fo:text-indent="0cm" style:auto-text-indent="false"/>
      <style:text-properties style:font-name="Calibri" fo:font-size="12pt" fo:language="ru" fo:country="RU" style:font-size-asian="12pt" style:font-name-complex="Calibri1"/>
    </style:style>
    <style:style style:name="P9" style:family="paragraph" style:parent-style-name="Standard">
      <style:paragraph-properties fo:margin-left="0cm" fo:margin-right="0.247cm" fo:text-align="center" style:justify-single-word="false" fo:text-indent="0cm" style:auto-text-indent="false"/>
      <style:text-properties fo:color="#000000" fo:background-color="transparent"/>
    </style:style>
    <style:style style:name="P10" style:family="paragraph" style:parent-style-name="Standard">
      <style:paragraph-properties fo:margin-left="0cm" fo:margin-right="0.247cm" fo:text-indent="0cm" style:auto-text-indent="false"/>
      <style:text-properties fo:color="#000000" officeooo:paragraph-rsid="0001d804" fo:background-color="transparent"/>
    </style:style>
    <style:style style:name="P11" style:family="paragraph" style:parent-style-name="Standard">
      <style:paragraph-properties fo:margin-left="0cm" fo:margin-right="0.247cm" fo:text-align="center" style:justify-single-word="false" fo:text-indent="0cm" style:auto-text-indent="false"/>
      <style:text-properties fo:color="#000000" officeooo:rsid="0001d804" officeooo:paragraph-rsid="0001d804" fo:background-color="transparent"/>
    </style:style>
    <style:style style:name="P12" style:family="paragraph" style:parent-style-name="Standard">
      <style:paragraph-properties fo:margin-left="0cm" fo:margin-right="0.247cm" fo:text-indent="0cm" style:auto-text-indent="false"/>
      <style:text-properties fo:color="#000000" officeooo:rsid="0001d804" officeooo:paragraph-rsid="0001d804" fo:background-color="transparent"/>
    </style:style>
    <style:style style:name="P13" style:family="paragraph" style:parent-style-name="Standard" style:master-page-name="First_20_Page">
      <style:paragraph-properties fo:margin-left="0cm" fo:margin-right="0.247cm" fo:text-align="center" style:justify-single-word="false" fo:text-indent="0cm" style:auto-text-indent="false" style:page-number="auto"/>
      <style:text-properties fo:color="#000000" fo:background-color="transparent"/>
    </style:style>
    <style:style style:name="P14" style:family="paragraph" style:parent-style-name="Standard">
      <style:paragraph-properties fo:margin-left="0cm" fo:margin-right="0.247cm" fo:text-indent="1.251cm" style:auto-text-indent="false"/>
    </style:style>
    <style:style style:name="P15" style:family="paragraph" style:parent-style-name="Standard">
      <style:paragraph-properties fo:margin-left="0cm" fo:margin-right="0.247cm" fo:text-indent="1.251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.247cm" fo:text-align="center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.247cm" fo:text-align="center" style:justify-single-word="false" fo:text-indent="1.251cm" style:auto-text-indent="false"/>
      <style:text-properties fo:color="#000000" fo:language="ru" fo:country="RU" fo:background-color="transparent"/>
    </style:style>
    <style:style style:name="P18" style:family="paragraph" style:parent-style-name="Standard">
      <style:paragraph-properties fo:margin-left="0cm" fo:margin-right="0.247cm" fo:text-indent="1.251cm" style:auto-text-indent="false"/>
      <style:text-properties fo:color="#000000" fo:background-color="transparent"/>
    </style:style>
    <style:style style:name="P19" style:family="paragraph" style:parent-style-name="Standard">
      <style:paragraph-properties fo:margin-left="0cm" fo:margin-right="0.247cm" fo:text-align="center" style:justify-single-word="false" fo:text-indent="1.251cm" style:auto-text-indent="false"/>
      <style:text-properties fo:color="#000000" fo:background-color="transparent"/>
    </style:style>
    <style:style style:name="P20" style:family="paragraph" style:parent-style-name="Standard">
      <style:paragraph-properties fo:margin-left="0cm" fo:margin-right="0.247cm" fo:text-align="end" style:justify-single-word="false" fo:text-indent="1.251cm" style:auto-text-indent="false"/>
      <style:text-properties fo:color="#000000" fo:background-color="transparent"/>
    </style:style>
    <style:style style:name="P21" style:family="paragraph" style:parent-style-name="Standard">
      <style:paragraph-properties fo:margin-left="0cm" fo:margin-right="0.247cm" fo:text-align="center" style:justify-single-word="false" fo:text-indent="1.251cm" style:auto-text-indent="false" fo:keep-with-next="always"/>
    </style:style>
    <style:style style:name="P22" style:family="paragraph" style:parent-style-name="Standard">
      <style:paragraph-properties fo:margin-left="0cm" fo:margin-right="0.247cm" fo:text-align="start" style:justify-single-word="false" fo:text-indent="11.001cm" style:auto-text-indent="false"/>
      <style:text-properties fo:color="#000000" fo:background-color="transparent"/>
    </style:style>
    <style:style style:name="P23" style:family="paragraph" style:parent-style-name="Standard">
      <style:paragraph-properties fo:margin-left="2.067cm" fo:margin-right="0.247cm" fo:text-align="start" style:justify-single-word="false" fo:text-indent="8.934cm" style:auto-text-indent="false"/>
      <style:text-properties fo:color="#000000" fo:background-color="transparent"/>
    </style:style>
    <style:style style:name="P24" style:family="paragraph" style:parent-style-name="Standard">
      <style:paragraph-properties fo:margin-left="11.001cm" fo:margin-right="0.247cm" fo:text-align="start" style:justify-single-word="false" fo:text-indent="0cm" style:auto-text-indent="false"/>
      <style:text-properties fo:color="#000000" fo:background-color="transparent"/>
    </style:style>
    <style:style style:name="P25" style:family="paragraph" style:parent-style-name="Standard">
      <style:paragraph-properties fo:margin-left="9.753cm" fo:margin-right="0.247cm" fo:text-indent="1.251cm" style:auto-text-indent="false"/>
      <style:text-properties fo:color="#000000" fo:background-color="transparent"/>
    </style:style>
    <style:style style:name="P26" style:family="paragraph" style:parent-style-name="Standard">
      <style:paragraph-properties fo:margin-left="1.251cm" fo:margin-right="0.247cm" fo:text-align="start" style:justify-single-word="false" fo:text-indent="12.383cm" style:auto-text-indent="false"/>
      <style:text-properties fo:color="#000000" fo:background-color="transparent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29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P30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transparent"/>
    </style:style>
    <style:style style:name="P31" style:family="paragraph" style:parent-style-name="Header">
      <style:paragraph-properties fo:text-align="end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en" style:country-asian="US"/>
    </style:style>
    <style:style style:name="T3" style:family="text">
      <style:text-properties fo:language="ru" fo:country="RU" officeooo:rsid="0001d804"/>
    </style:style>
    <style:style style:name="T4" style:family="text">
      <style:text-properties style:font-size-complex="14pt"/>
    </style:style>
    <style:style style:name="T5" style:family="text">
      <style:text-properties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style:font-name="Calibri" fo:font-size="12pt" style:font-size-asian="12pt" style:font-name-complex="Calibri1"/>
    </style:style>
    <style:style style:name="T9" style:family="text">
      <style:text-properties style:font-name="Calibri" fo:font-size="12pt" fo:language="en" fo:country="US" style:font-size-asian="12pt" style:font-name-complex="Calibri1"/>
    </style:style>
    <style:style style:name="T10" style:family="text">
      <style:text-properties style:font-name="Calibri" fo:font-size="12pt" fo:language="en" fo:country="US" officeooo:rsid="0001d804" style:font-size-asian="12pt" style:font-name-complex="Calibri1"/>
    </style:style>
    <style:style style:name="T11" style:family="text">
      <style:text-properties style:font-name="Calibri" fo:font-size="12pt" fo:language="en" fo:country="US" fo:font-weight="normal" style:font-size-asian="12pt" style:font-name-complex="Calibri1"/>
    </style:style>
    <style:style style:name="T12" style:family="text">
      <style:text-properties style:font-name="Calibri" fo:font-size="12pt" fo:language="ru" fo:country="RU" style:font-size-asian="12pt" style:font-name-complex="Calibri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language-asian="en" style:country-asian="US"/>
    </style:style>
    <style:style style:name="T15" style:family="text">
      <style:text-properties fo:color="#c586c0"/>
    </style:style>
    <style:style style:name="T16" style:family="text">
      <style:text-properties fo:color="#c586c0" style:font-name="Calibri" fo:font-size="12pt" fo:language="en" fo:country="US" fo:font-weight="normal" fo:background-color="#1e1e1e" loext:char-shading-value="0" style:font-size-asian="12pt" style:font-name-complex="Calibri1"/>
    </style:style>
    <style:style style:name="T17" style:family="text">
      <style:text-properties fo:color="#c586c0" style:font-name="Calibri" fo:font-size="12pt" fo:language="en" fo:country="US" fo:font-weight="normal" fo:background-color="transparent" loext:char-shading-value="0" style:font-size-asian="12pt" style:font-name-complex="Calibri1"/>
    </style:style>
    <style:style style:name="T18" style:family="text">
      <style:text-properties fo:color="#c586c0" style:font-name="Calibri" fo:font-size="12pt" fo:language="en" fo:country="US" fo:font-weight="normal" fo:background-color="transparent" loext:char-shading-value="0" style:font-size-asian="12pt" style:font-name-complex="Calibri1"/>
    </style:style>
    <style:style style:name="T19" style:family="text">
      <style:text-properties fo:color="#c586c0" style:font-name="Calibri" fo:font-size="12pt" fo:language="en" fo:country="US" fo:font-weight="normal" style:font-size-asian="12pt" style:font-name-complex="Calibri1"/>
    </style:style>
    <style:style style:name="T20" style:family="text">
      <style:text-properties fo:color="#d4d4d4" style:font-name="Calibri" fo:font-size="12pt" fo:language="en" fo:country="US" fo:font-weight="normal" fo:background-color="#1e1e1e" loext:char-shading-value="0" style:font-size-asian="12pt" style:font-name-complex="Calibri1"/>
    </style:style>
    <style:style style:name="T21" style:family="text">
      <style:text-properties fo:color="#d4d4d4" style:font-name="Calibri" fo:font-size="12pt" fo:language="en" fo:country="US" fo:font-weight="normal" fo:background-color="transparent" loext:char-shading-value="0" style:font-size-asian="12pt" style:font-name-complex="Calibri1"/>
    </style:style>
    <style:style style:name="T22" style:family="text">
      <style:text-properties fo:color="#d4d4d4" style:font-name="Calibri" fo:font-size="12pt" fo:language="en" fo:country="US" fo:font-weight="normal" fo:background-color="transparent" loext:char-shading-value="0" style:font-size-asian="12pt" style:font-name-complex="Calibri1"/>
    </style:style>
    <style:style style:name="T23" style:family="text">
      <style:text-properties fo:color="#d4d4d4" style:font-name="Calibri" fo:font-size="12pt" fo:language="en" fo:country="US" fo:font-weight="normal" style:font-size-asian="12pt" style:font-name-complex="Calibri1"/>
    </style:style>
    <style:style style:name="T24" style:family="text">
      <style:text-properties fo:color="#569cd6"/>
    </style:style>
    <style:style style:name="T25" style:family="text">
      <style:text-properties fo:color="#dcdcaa"/>
    </style:style>
    <style:style style:name="T26" style:family="text">
      <style:text-properties fo:color="#9cdcfe"/>
    </style:style>
    <style:style style:name="T27" style:family="text">
      <style:text-properties fo:color="#b5cea8"/>
    </style:style>
    <style:style style:name="T28" style:family="text">
      <style:text-properties fo:color="#ce9178"/>
    </style:style>
    <style:style style:name="T29" style:family="text">
      <style:text-properties fo:color="#000000" style:font-name="Calibri" fo:font-size="12pt" fo:language="en" fo:country="US" fo:font-weight="normal" fo:background-color="transparent" loext:char-shading-value="0" style:font-size-asian="12pt" style:font-name-complex="Calibri1"/>
    </style:style>
    <style:style style:name="T30" style:family="text">
      <style:text-properties fo:color="#000000" style:font-name="Calibri" fo:font-size="12pt" fo:language="en" fo:country="US" fo:font-weight="normal" style:font-size-asian="12pt" style:font-name-complex="Calibri1" fo:background-color="#ffffff"/>
    </style:style>
    <style:style style:name="T31" style:family="text">
      <style:text-properties fo:color="#000000" style:font-name="Calibri" fo:font-size="12pt" fo:language="en" fo:country="US" fo:font-weight="normal" style:font-size-asian="12pt" style:font-name-complex="Calibri1"/>
    </style:style>
    <style:style style:name="T32" style:family="text">
      <style:text-properties fo:color="#6a9955"/>
    </style:style>
    <style:style style:name="T33" style:family="text">
      <style:text-properties fo:color="#4ec9b0"/>
    </style:style>
    <style:style style:name="T34" style:family="text">
      <style:text-properties fo:color="#d16969"/>
    </style:style>
    <style:style style:name="T35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3">МІНІСТЕРСТВО ОСВІТИ І НАУКИ УКРАЇНИ</text:p>
      <text:p text:style-name="P9">НАЦІОНАЛЬНИЙ ТЕХНІЧНИЙ УНІВЕРСИТЕТ</text:p>
      <text:p text:style-name="P9">«ХАРКІВСЬКИЙ ПОЛІТЕХНІЧНИЙ ІНСТИТУТ»</text:p>
      <text:p text:style-name="P9">Кафедра програмної інженерії та інформаційних технологій управління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pan text:style-name="T1">Sprint 01</text:span></text:p>
      <text:p text:style-name="P9">з дисципліни «Чисельні методи»</text:p>
      <text:p text:style-name="P19"/>
      <text:p text:style-name="P19"/>
      <text:p text:style-name="P19"/>
      <text:p text:style-name="P19"/>
      <text:p text:style-name="P22">Виконала: </text:p>
      <text:p text:style-name="P23">ст. гр. КН-<text:span text:style-name="T1">2</text:span>19<text:span text:style-name="T1">а</text:span></text:p>
      <text:p text:style-name="P24">Бороденко С. О.</text:p>
      <text:p text:style-name="P25">Перевірив: </text:p>
      <text:p text:style-name="P25">проф. каф. ПІІТУ</text:p>
      <text:p text:style-name="P25">Нікуліна О. М.</text:p>
      <text:p text:style-name="P26"/>
      <text:p text:style-name="P26"/>
      <text:p text:style-name="P26"/>
      <text:p text:style-name="P20"/>
      <text:p text:style-name="P19">Харків</text:p>
      <text:p text:style-name="P19">20<text:span text:style-name="T1">2</text:span><text:span text:style-name="T3">1</text:span></text:p>
      <text:p text:style-name="P18"><text:soft-page-break/></text:p>
      <text:p text:style-name="P19"><text:span text:style-name="T3">1</text:span><text:span text:style-name="T1"> </text:span>ОПИСАННЯ РОЗРОБЛЕНОГО ЗАСТОСУНКУ</text:p>
      <text:p text:style-name="P19"/>
      <text:p text:style-name="P18">Програма була написана мовою програмування <text:span text:style-name="T6">Python</text:span><text:span text:style-name="T1">. </text:span><text:span text:style-name="T4"><text:s/></text:span><text:span text:style-name="T8"><text:s/></text:span><text:span text:style-name="T1"><text:s/></text:span>Код програми:</text:p>
      <text:p text:style-name="P12"><text:span text:style-name="T9">Завдання 1:</text:span></text:p>
      <text:p text:style-name="P10"><text:span text:style-name="T10"><text:tab/></text:span><text:span text:style-name="T11">import math</text:span></text:p>
      <text:p text:style-name="P2">import numpy as np </text:p>
      <text:p text:style-name="P2">import copy</text:p>
      <text:p text:style-name="P3"/>
      <text:p text:style-name="P2">def cramer(A, B):</text:p>
      <text:p text:style-name="P2">det = [0] * (len(A)+1) </text:p>
      <text:p text:style-name="P2">if len(A) &gt; 4: </text:p>
      <text:p text:style-name="P2">return 0 </text:p>
      <text:p text:style-name="P2">det[0] = np.linalg.det(A) </text:p>
      <text:p text:style-name="P2">if (det[0] != 0):</text:p>
      <text:p text:style-name="P2">X = [0] * len(A) </text:p>
      <text:p text:style-name="P2">for j in range(0, len(A)): </text:p>
      <text:p text:style-name="P2">C = copy.deepcopy(A)</text:p>
      <text:p text:style-name="P2">print(A) </text:p>
      <text:p text:style-name="P2">for i in range(0, len(C)): </text:p>
      <text:p text:style-name="P2">C[i][j] = B[i] </text:p>
      <text:p text:style-name="P2">print(C) </text:p>
      <text:p text:style-name="P2">det[j+1] = np.linalg.det(C) </text:p>
      <text:p text:style-name="P2">X[j] = det[j+1]/det[0] </text:p>
      <text:p text:style-name="P2">return X </text:p>
      <text:p text:style-name="P2">else:</text:p>
      <text:p text:style-name="P2">return 0</text:p>
      <text:p text:style-name="P29"/>
      <text:p text:style-name="P2">if __name__ == '__main__':</text:p>
      <text:p text:style-name="P2">A = [</text:p>
      <text:p text:style-name="P2">[2, 5, 4],</text:p>
      <text:p text:style-name="P2">[1, 3, 2,],</text:p>
      <text:p text:style-name="P2">[2, 10, 9],</text:p>
      <text:p text:style-name="P2">]</text:p>
      <text:p text:style-name="P2">B = [30, 150, 110]</text:p>
      <text:p text:style-name="P2">print(f'Result: {cramer(A, B)}')</text:p>
      <text:p text:style-name="P12"><text:span text:style-name="T9"/></text:p>
      <text:p text:style-name="P12"><text:span text:style-name="T9">Завдання 2:</text:span></text:p>
      <text:p text:style-name="P10"><text:span text:style-name="T10"><text:tab/></text:span><text:span text:style-name="T11">import numpy as np</text:span></text:p>
      <text:p text:style-name="P29"/>
      <text:p text:style-name="P2">def gauss(A, B):</text:p>
      <text:p text:style-name="P2">X = [0] * len(A)</text:p>
      <text:p text:style-name="P2"><text:soft-page-break/>arr = [0] * len(A)</text:p>
      <text:p text:style-name="P2">for i in range(0, len(A)):</text:p>
      <text:p text:style-name="P2">arr[i] = [0] * (len(A) + 1)</text:p>
      <text:p text:style-name="P2">arr[i][len(A)] = B[i]</text:p>
      <text:p text:style-name="P2">for k in range(0, len(A[i])):</text:p>
      <text:p text:style-name="P2">arr[i][k] = A[i][k]</text:p>
      <text:p text:style-name="P2">for i in range(0, len(arr)):</text:p>
      <text:p text:style-name="P2">if i == 0: </text:p>
      <text:p text:style-name="P2">for k in range(0, len(arr[i])-1):</text:p>
      <text:p text:style-name="P2">if arr[0][k] != 0:</text:p>
      <text:p text:style-name="P2">index = k</text:p>
      <text:p text:style-name="P2">break</text:p>
      <text:p text:style-name="P2">else:</text:p>
      <text:p text:style-name="P2">if index &gt; 0:</text:p>
      <text:p text:style-name="P2">for k in range(0, len(arr[i])):</text:p>
      <text:p text:style-name="P2">p = arr[0][k]</text:p>
      <text:p text:style-name="P2">arr[0][k] = arr[index][k]</text:p>
      <text:p text:style-name="P2">arr[index][k] = p</text:p>
      <text:p text:style-name="P2">break </text:p>
      <text:p text:style-name="P2">index = 0</text:p>
      <text:p text:style-name="P2">x = 1</text:p>
      <text:p text:style-name="P2">while x != 0 :</text:p>
      <text:p text:style-name="P2">x = 0</text:p>
      <text:p text:style-name="P2">for i in range(index + 1, len(arr)):</text:p>
      <text:p text:style-name="P2">x += 1</text:p>
      <text:p text:style-name="P2">if arr[i][index] == 0:</text:p>
      <text:p text:style-name="P2">continue</text:p>
      <text:p text:style-name="P2">else:</text:p>
      <text:p text:style-name="P2">point = arr[i][index]/arr[index][index]</text:p>
      <text:p text:style-name="P2">for k in range(index, len(arr[i])):</text:p>
      <text:p text:style-name="P2">arr[i][k] -= point * arr[index][k]</text:p>
      <text:p text:style-name="P2">index += 1</text:p>
      <text:p text:style-name="P2">for i in range(len(arr) - 1, -1, -1):</text:p>
      <text:p text:style-name="P2">for k in range(len(arr) - 1, i, -1):</text:p>
      <text:p text:style-name="P2">arr[i][len(arr)] = arr[i][len(arr)] - arr[i][k] * X[k]</text:p>
      <text:p text:style-name="P2">X[i] = arr[i][len(arr)] / arr[i][i] </text:p>
      <text:p text:style-name="P2">return X </text:p>
      <text:p text:style-name="P30"><text:line-break/><text:line-break/><text:line-break/></text:p>
      <text:p text:style-name="P2">if __name__ == "__main__":</text:p>
      <text:p text:style-name="P2">A = [</text:p>
      <text:p text:style-name="P2">[2, 5, 4],</text:p>
      <text:p text:style-name="P2">[1, 3, 2,],</text:p>
      <text:p text:style-name="P2">[2, 10, 9],</text:p>
      <text:p text:style-name="P2">]</text:p>
      <text:p text:style-name="P2">B = [30, 150, 110]</text:p>
      <text:p text:style-name="P2">print(f'Result: {gauss(A, B)}')</text:p>
      <text:p text:style-name="P4"><text:soft-page-break/><text:span text:style-name="T9"/></text:p>
      <text:p text:style-name="P12"><text:span text:style-name="T9">Завдання 3:</text:span></text:p>
      <text:p text:style-name="P10"><text:span text:style-name="T10"><text:tab/></text:span></text:p>
      <text:p text:style-name="P2">import numpy as np</text:p>
      <text:p text:style-name="P3"/>
      <text:p text:style-name="P2">def seidel(A, b):</text:p>
      <text:p text:style-name="P2">eps = 1</text:p>
      <text:p text:style-name="P2">n = len(A)</text:p>
      <text:p text:style-name="P2">x = np.zeros(n) # zero vector</text:p>
      <text:p text:style-name="P2">converge = False</text:p>
      <text:p text:style-name="P2">while not converge:</text:p>
      <text:p text:style-name="P2">x_new = np.copy(x)</text:p>
      <text:p text:style-name="P2">for i in range(n):</text:p>
      <text:p text:style-name="P2">s1 = sum(A[i][j] * x_new[j] for j in range(i))</text:p>
      <text:p text:style-name="P2">s2 = sum(A[i][j] * x[j] for j in range(i + 1, n))</text:p>
      <text:p text:style-name="P2">x_new[i] = (b[i] - s1 - s2) / A[i][i]</text:p>
      <text:p text:style-name="P2">converge = np.sqrt(sum((x_new[i] - x[i]) ** 2 for i in range(n))) &lt;= eps</text:p>
      <text:p text:style-name="P2">x = x_new</text:p>
      <text:p text:style-name="P3"/>
      <text:p text:style-name="P2">return x</text:p>
      <text:p text:style-name="P2">if __name__ == '__main__':</text:p>
      <text:p text:style-name="P2">A = [</text:p>
      <text:p text:style-name="P2">[2, 5, 4],</text:p>
      <text:p text:style-name="P2">[1, 3, 2,],</text:p>
      <text:p text:style-name="P2">[2, 10, 9],</text:p>
      <text:p text:style-name="P2">]</text:p>
      <text:p text:style-name="P2">B = [30, 150, 110]</text:p>
      <text:p text:style-name="P2">print(f'Roots: {seidel(A, B)}')</text:p>
      <text:p text:style-name="P12"><text:span text:style-name="T9"/></text:p>
      <text:p text:style-name="P12"><text:span text:style-name="T9">Завдання 4:</text:span></text:p>
      <text:p text:style-name="P10"><text:span text:style-name="T10"><text:tab/></text:span><text:span text:style-name="T11">import numpy as np</text:span></text:p>
      <text:p text:style-name="P3"/>
      <text:p text:style-name="P2">def jordan_gauss(A, B):</text:p>
      <text:p text:style-name="P2">arr = [0] * len(A)</text:p>
      <text:p text:style-name="P2">for i in range(0, len(A)):</text:p>
      <text:p text:style-name="P2">arr[i] = [0] * (len(A) + 1)</text:p>
      <text:p text:style-name="P2">arr[i][len(A)] = B[i]</text:p>
      <text:p text:style-name="P2">for k in range(0, len(A[i])):</text:p>
      <text:p text:style-name="P2">arr[i][k] = A[i][k]</text:p>
      <text:p text:style-name="P2">for i in range(0, len(arr)):</text:p>
      <text:p text:style-name="P2">if i == 0: </text:p>
      <text:p text:style-name="P2">for k in range(0, len(arr[i])-1):</text:p>
      <text:p text:style-name="P2">if arr[0][k] != 0:</text:p>
      <text:p text:style-name="P2">index = k</text:p>
      <text:p text:style-name="P2">break</text:p>
      <text:p text:style-name="P2">else:</text:p>
      <text:p text:style-name="P2">if index &gt; 0:</text:p>
      <text:p text:style-name="P2"><text:soft-page-break/>for k in range(0, len(arr[i])):</text:p>
      <text:p text:style-name="P2">p = arr[0][k]</text:p>
      <text:p text:style-name="P2">arr[0][k] = arr[index][k]</text:p>
      <text:p text:style-name="P2">arr[index][k] = p</text:p>
      <text:p text:style-name="P2">break </text:p>
      <text:p text:style-name="P2">index = 0</text:p>
      <text:p text:style-name="P2">x = 1</text:p>
      <text:p text:style-name="P2">while x != 0 :</text:p>
      <text:p text:style-name="P2">x = 0</text:p>
      <text:p text:style-name="P2">for i in range(index + 1, len(arr)):</text:p>
      <text:p text:style-name="P2">x += 1</text:p>
      <text:p text:style-name="P2">if arr[i][index] == 0:</text:p>
      <text:p text:style-name="P2">continue</text:p>
      <text:p text:style-name="P2">else:</text:p>
      <text:p text:style-name="P2">point = arr[i][index]/arr[index][index]</text:p>
      <text:p text:style-name="P2">for k in range(index, len(arr[i])):</text:p>
      <text:p text:style-name="P2">arr[i][k] -= point * arr[index][k]</text:p>
      <text:p text:style-name="P2">index += 1</text:p>
      <text:p text:style-name="P3"/>
      <text:p text:style-name="P2">for i in range(0, len(arr)):</text:p>
      <text:p text:style-name="P2">point = arr[i][i]</text:p>
      <text:p text:style-name="P2">for k in range(0, len(arr[i])):</text:p>
      <text:p text:style-name="P2">arr[i][k] = arr[i][k]/point</text:p>
      <text:p text:style-name="P2">index = 1</text:p>
      <text:p text:style-name="P2">x = 2</text:p>
      <text:p text:style-name="P2">while x != 4 :</text:p>
      <text:p text:style-name="P2">d = 0</text:p>
      <text:p text:style-name="P2">for i in range(len(arr) - 2, -1, -1):</text:p>
      <text:p text:style-name="P2">d += 1</text:p>
      <text:p text:style-name="P2">index = len(arr[i]) - 2</text:p>
      <text:p text:style-name="P2">if arr[i][index] == 0:</text:p>
      <text:p text:style-name="P2">if i == index - 1:</text:p>
      <text:p text:style-name="P2">d = 0</text:p>
      <text:p text:style-name="P2">continue</text:p>
      <text:p text:style-name="P2">else:</text:p>
      <text:p text:style-name="P2">index -=1</text:p>
      <text:p text:style-name="P2">point = arr[i][index]</text:p>
      <text:p text:style-name="P2">for k in range(0, len(arr[i])):</text:p>
      <text:p text:style-name="P2">arr[i][k] -= point * arr[i+d][k]</text:p>
      <text:p text:style-name="P2">x += 1</text:p>
      <text:p text:style-name="P2">X = [0] * len(A)</text:p>
      <text:p text:style-name="P2">for i in range(0, len(A)):</text:p>
      <text:p text:style-name="P2">X[i] = arr[i][len(A)]</text:p>
      <text:p text:style-name="P2">return X</text:p>
      <text:p text:style-name="P29"/>
      <text:p text:style-name="P2">if __name__ == '__main__':</text:p>
      <text:p text:style-name="P2">A = [</text:p>
      <text:p text:style-name="P2">[2, 5, 4],</text:p>
      <text:p text:style-name="P2">[1, 3, 2,],</text:p>
      <text:p text:style-name="P2"><text:soft-page-break/>[2, 10, 9],</text:p>
      <text:p text:style-name="P2">]</text:p>
      <text:p text:style-name="P2">B = [30, 150, 110]</text:p>
      <text:p text:style-name="P2">print(f'Result: {jordan_gauss(A, B)}')</text:p>
      <text:p text:style-name="P12"><text:span text:style-name="T9"/></text:p>
      <text:p text:style-name="P12"><text:span text:style-name="T9">Завдання 5:</text:span></text:p>
      <text:p text:style-name="P10"><text:span text:style-name="T10"><text:tab/></text:span><text:span text:style-name="T11">import math</text:span></text:p>
      <text:p text:style-name="P2">import numpy as np</text:p>
      <text:p text:style-name="P29"/>
      <text:p text:style-name="P2">def jacobi(A, B, N = 100):</text:p>
      <text:p text:style-name="P2">X = [0] * len(A)</text:p>
      <text:p text:style-name="P2">D = np.diag(A) </text:p>
      <text:p text:style-name="P2">R = A - np.diagflat(D) </text:p>
      <text:p text:style-name="P2">for i in range(N): </text:p>
      <text:p text:style-name="P2">X = (B - np.dot(R, X)) / D</text:p>
      <text:p text:style-name="P2">return X</text:p>
      <text:p text:style-name="P3"/>
      <text:p text:style-name="P2">if __name__ == '__main__':</text:p>
      <text:p text:style-name="P2">A = [</text:p>
      <text:p text:style-name="P2">[2, 5, 4],</text:p>
      <text:p text:style-name="P2">[1, 3, 2,],</text:p>
      <text:p text:style-name="P2">[2, 10, 9],</text:p>
      <text:p text:style-name="P2">]</text:p>
      <text:p text:style-name="P2">B = [30, 150, 110]</text:p>
      <text:p text:style-name="P2">print(f'Result: {jacobi(A, B)}')</text:p>
      <text:p text:style-name="P2"/>
      <text:p text:style-name="P12"><text:span text:style-name="T9"/></text:p>
      <text:p text:style-name="P12"><text:span text:style-name="T9">Завдання 6:</text:span></text:p>
      <text:p text:style-name="P10"><text:span text:style-name="T10"><text:tab/></text:span></text:p>
      <text:p text:style-name="P2">def check(A, B, X):</text:p>
      <text:p text:style-name="P2">result = 0</text:p>
      <text:p text:style-name="P2">for i in range(0, len(A)):</text:p>
      <text:p text:style-name="P2">for j in range(0, len(A[i])):</text:p>
      <text:p text:style-name="P2">result += A[i][j] * X[j]</text:p>
      <text:p text:style-name="P2">if result != B[i]:</text:p>
      <text:p text:style-name="P2">return False</text:p>
      <text:p text:style-name="P2">result = 0</text:p>
      <text:p text:style-name="P2">return True</text:p>
      <text:p text:style-name="P30"><text:line-break/></text:p>
      <text:p text:style-name="P2">if __name__ == '__main__':</text:p>
      <text:p text:style-name="P2">A = [</text:p>
      <text:p text:style-name="P2">[2, 1, 1],</text:p>
      <text:p text:style-name="P2">[1, -1, 0,],</text:p>
      <text:p text:style-name="P2"><text:soft-page-break/>[3, -1, 2],</text:p>
      <text:p text:style-name="P2">]</text:p>
      <text:p text:style-name="P2">B = [2, -2, 2]</text:p>
      <text:p text:style-name="P2">X = [-1.0, 1.0, 3.0]</text:p>
      <text:p text:style-name="P2">print(check(A, B, X))</text:p>
      <text:p text:style-name="P12"><text:span text:style-name="T9"/></text:p>
      <text:p text:style-name="P12"><text:span text:style-name="T9">Завдання 7:</text:span></text:p>
      <text:p text:style-name="P12"><text:span text:style-name="T9"><text:tab/>Файл main.py:</text:span></text:p>
      <text:p text:style-name="P10"><text:span text:style-name="T10"><text:tab/><text:tab/></text:span><text:span text:style-name="T11">from PyQt5.QtWidgets import QMainWindow, QApplication, QLabel, QPushButton, \</text:span></text:p>
      <text:p text:style-name="P2">QFileDialog, QPlainTextEdit, QWidget, QMessageBox</text:p>
      <text:p text:style-name="P2">from PyQt5.QtGui import QPixmap, QIcon, QImage, QPalette, QBrush</text:p>
      <text:p text:style-name="P2">from PyQt5 import QtCore</text:p>
      <text:p text:style-name="P2">import numpy as np</text:p>
      <text:p text:style-name="P2">import re</text:p>
      <text:p text:style-name="P2">import sys</text:p>
      <text:p text:style-name="P2">import copy</text:p>
      <text:p text:style-name="P2"># Methods from previous tasks</text:p>
      <text:p text:style-name="P2">from methods import Method</text:p>
      <text:p text:style-name="P29"/>
      <text:p text:style-name="P2">class ErrorWindow(QWidget):</text:p>
      <text:p text:style-name="P2">def __init__(self):</text:p>
      <text:p text:style-name="P2">super().__init__()</text:p>
      <text:p text:style-name="P2">def show(self, message): </text:p>
      <text:p text:style-name="P2">self.setGeometry(600, 400, 320, 200)</text:p>
      <text:p text:style-name="P2">QMessageBox.question(self, 'Error', message, QMessageBox.Ok)</text:p>
      <text:p text:style-name="P29"/>
      <text:p text:style-name="P2">class Window(QWidget):</text:p>
      <text:p text:style-name="P3"/>
      <text:p text:style-name="P2">def __init__(self, error):</text:p>
      <text:p text:style-name="P2">super().__init__()</text:p>
      <text:p text:style-name="P3"/>
      <text:p text:style-name="P2">self.error = error</text:p>
      <text:p text:style-name="P2">self.solve_method = Method()</text:p>
      <text:p text:style-name="P3"/>
      <text:p text:style-name="P2">self.setObjectName("main")</text:p>
      <text:p text:style-name="P2">self.setWindowTitle("Sprint01")</text:p>
      <text:p text:style-name="P2">self.setWindowIcon(QIcon('./t07/assets/images/icon.png'))</text:p>
      <text:p text:style-name="P2">self.setStyleSheet(open('./t07/assets/css/style.css').read())</text:p>
      <text:p text:style-name="P2">self.setMinimumSize(1000, 650)</text:p>
      <text:p text:style-name="P2">self.setMaximumSize(1000, 650)</text:p>
      <text:p text:style-name="P2">self.setGeometry(300, 100, 800, 600)</text:p>
      <text:p text:style-name="P3"/>
      <text:p text:style-name="P2">self.initUI()</text:p>
      <text:p text:style-name="P3"><text:soft-page-break/></text:p>
      <text:p text:style-name="P2">def initUI(self):</text:p>
      <text:p text:style-name="P2"># Background</text:p>
      <text:p text:style-name="P2">img = QImage("./t07/assets/images/background.jpeg")</text:p>
      <text:p text:style-name="P2">sImage = img.scaled(QtCore.QSize(1000, 650))</text:p>
      <text:p text:style-name="P2">palette = QPalette()</text:p>
      <text:p text:style-name="P2">palette.setBrush(QPalette.Window, QBrush(sImage))</text:p>
      <text:p text:style-name="P2">self.setPalette(palette)</text:p>
      <text:p text:style-name="P3"/>
      <text:p text:style-name="P2"># Buttons</text:p>
      <text:p text:style-name="P2">self.cramer = QPushButton('Cramer' , self)</text:p>
      <text:p text:style-name="P2">self.cramer.setObjectName("cramer")</text:p>
      <text:p text:style-name="P2">self.cramer.setGeometry(0, 0, 200, 50)</text:p>
      <text:p text:style-name="P2">self.cramer.clicked.connect(self.__solve)</text:p>
      <text:p text:style-name="P3"/>
      <text:p text:style-name="P2">self.gauss = QPushButton('Gauss' , self)</text:p>
      <text:p text:style-name="P2">self.gauss.setObjectName("gauss")</text:p>
      <text:p text:style-name="P2">self.gauss.setGeometry(200, 0, 200, 50)</text:p>
      <text:p text:style-name="P2">self.gauss.clicked.connect(self.__solve)</text:p>
      <text:p text:style-name="P3"/>
      <text:p text:style-name="P2">self.seidel = QPushButton('Seidel' , self)</text:p>
      <text:p text:style-name="P2">self.seidel.setObjectName("seidel")</text:p>
      <text:p text:style-name="P2">self.seidel.setGeometry(400, 0, 200, 50)</text:p>
      <text:p text:style-name="P2">self.seidel.clicked.connect(self.__solve)</text:p>
      <text:p text:style-name="P3"/>
      <text:p text:style-name="P2">self.jordan_gauss = QPushButton('Jordan-Gauss' , self)</text:p>
      <text:p text:style-name="P2">self.jordan_gauss.setObjectName("jordan-gauss")</text:p>
      <text:p text:style-name="P2">self.jordan_gauss.setGeometry(600, 0, 200, 50)</text:p>
      <text:p text:style-name="P2">self.jordan_gauss.clicked.connect(self.__solve)</text:p>
      <text:p text:style-name="P3"/>
      <text:p text:style-name="P2">self.jacobi = QPushButton('Jacobi' , self)</text:p>
      <text:p text:style-name="P2">self.jacobi.setObjectName("jacobi")</text:p>
      <text:p text:style-name="P2">self.jacobi.setGeometry(800, 0, 200, 50)</text:p>
      <text:p text:style-name="P2">self.jacobi.clicked.connect(self.__solve)</text:p>
      <text:p text:style-name="P3"/>
      <text:p text:style-name="P2">self.line = QPlainTextEdit(self)</text:p>
      <text:p text:style-name="P2">self.line.setGeometry(90, 200, 200, 80)</text:p>
      <text:p text:style-name="P2">self.line.setFocus()</text:p>
      <text:p text:style-name="P2">self.line.setPlaceholderText('Write matrix in extended format')</text:p>
      <text:p text:style-name="P29"/>
      <text:p text:style-name="P2">self.file = QPushButton('Choose file' , self) </text:p>
      <text:p text:style-name="P2">self.file.setObjectName("file")</text:p>
      <text:p text:style-name="P2">self.file.setAcceptDrops(True)</text:p>
      <text:p text:style-name="P2">self.file.setGeometry(90, 400, 200, 50)</text:p>
      <text:p text:style-name="P2">self.file.clicked.connect(self.file_open)</text:p>
      <text:p text:style-name="P30"><text:line-break/></text:p>
      <text:p text:style-name="P2"><text:soft-page-break/># Result widget</text:p>
      <text:p text:style-name="P2">self.result = QLabel(self)</text:p>
      <text:p text:style-name="P2">self.result.setObjectName("result")</text:p>
      <text:p text:style-name="P2">self.result.setGeometry(450, 150, 400, 350)</text:p>
      <text:p text:style-name="P2">self.result.setAlignment(QtCore.Qt.AlignCenter)</text:p>
      <text:p text:style-name="P2">self.result.setVisible(False)</text:p>
      <text:p text:style-name="P3"/>
      <text:p text:style-name="P2">self.check = QPushButton('Check it' , self)</text:p>
      <text:p text:style-name="P2">self.check.setObjectName("checkit")</text:p>
      <text:p text:style-name="P2">self.check.setGeometry(575, 550, 150, 35)</text:p>
      <text:p text:style-name="P2">self.check.clicked.connect(self.checkit)</text:p>
      <text:p text:style-name="P2">self.check.setVisible(False)</text:p>
      <text:p text:style-name="P29"/>
      <text:p text:style-name="P2">def checkit(self):</text:p>
      <text:p text:style-name="P2">if self.check.text() == 'Check it':</text:p>
      <text:p text:style-name="P2">self.result.setText(self.checkup_data)</text:p>
      <text:p text:style-name="P2">self.check.setText('Back')</text:p>
      <text:p text:style-name="P2">else:</text:p>
      <text:p text:style-name="P2">self.result.setText(self.result_data)</text:p>
      <text:p text:style-name="P2">self.check.setText('Check it')</text:p>
      <text:p text:style-name="P29"/>
      <text:p text:style-name="P2">def convert(self, temp):</text:p>
      <text:p text:style-name="P2">matrix, vector = [], []</text:p>
      <text:p text:style-name="P2"># print(temp)</text:p>
      <text:p text:style-name="P2">for i in range(len(temp) - 1):</text:p>
      <text:p text:style-name="P2">if re.search(r'[0-9]', temp[i]):</text:p>
      <text:p text:style-name="P2">matrix += [temp[i].split(' ')]</text:p>
      <text:p text:style-name="P3"/>
      <text:p text:style-name="P2"># print(matrix)</text:p>
      <text:p text:style-name="P2">for i in range(len(matrix)):</text:p>
      <text:p text:style-name="P2">if '' in matrix[i]:</text:p>
      <text:p text:style-name="P2">matrix[i].remove('')</text:p>
      <text:p text:style-name="P3"/>
      <text:p text:style-name="P2"># Checking size of matrix</text:p>
      <text:p text:style-name="P2">row = len(matrix)</text:p>
      <text:p text:style-name="P2">col = len(matrix[0])</text:p>
      <text:p text:style-name="P2">if row + 1 != col:</text:p>
      <text:p text:style-name="P2">raise 'Invalid size'</text:p>
      <text:p text:style-name="P2">for i in range(len(matrix)):</text:p>
      <text:p text:style-name="P2">if col != len(matrix[i]):</text:p>
      <text:p text:style-name="P2">raise 'Invalid size'</text:p>
      <text:p text:style-name="P29"/>
      <text:p text:style-name="P2"># print(matrix) </text:p>
      <text:p text:style-name="P2">for i in range(len(matrix)):</text:p>
      <text:p text:style-name="P2">for j in range(len(matrix[i])):</text:p>
      <text:p text:style-name="P2">matrix[i][j] = int(matrix[i][j])</text:p>
      <text:p text:style-name="P3"><text:soft-page-break/></text:p>
      <text:p text:style-name="P2">for i in range(len(matrix)):</text:p>
      <text:p text:style-name="P2">for j in range(len(matrix[i])):</text:p>
      <text:p text:style-name="P2">if j == int(len(matrix[i]) - 1):</text:p>
      <text:p text:style-name="P2">vector.append(matrix[i][j])</text:p>
      <text:p text:style-name="P2">matrix[i].pop(j)</text:p>
      <text:p text:style-name="P3"/>
      <text:p text:style-name="P2">return matrix, vector</text:p>
      <text:p text:style-name="P3"/>
      <text:p text:style-name="P2"># After submit of entered matrix</text:p>
      <text:p text:style-name="P2">def __solve(self):</text:p>
      <text:p text:style-name="P3"/>
      <text:p text:style-name="P2">matrix, vector = [], []</text:p>
      <text:p text:style-name="P2">try:</text:p>
      <text:p text:style-name="P2">text = self.line.toPlainText() + '\n'</text:p>
      <text:p text:style-name="P2">if re.search(r'[0-9]', text) == None:</text:p>
      <text:p text:style-name="P2">return self.error.show('Please input matrix!') </text:p>
      <text:p text:style-name="P2">if re.search(r'[^0-9\-\s]', text) != None:</text:p>
      <text:p text:style-name="P2">return self.error.show('Invalid symbol!') </text:p>
      <text:p text:style-name="P2">temp = text.split('\n')</text:p>
      <text:p text:style-name="P2">except Exception as e:</text:p>
      <text:p text:style-name="P2">print(e)</text:p>
      <text:p text:style-name="P2">return self.error.show('Unable to read matrix')</text:p>
      <text:p text:style-name="P3"/>
      <text:p text:style-name="P2">try: </text:p>
      <text:p text:style-name="P2">matrix, vector = self.convert(temp)</text:p>
      <text:p text:style-name="P2">except Exception as e:</text:p>
      <text:p text:style-name="P2">print(e)</text:p>
      <text:p text:style-name="P2">return self.error.show('Invalid matrix')</text:p>
      <text:p text:style-name="P2">if self.solve_method.degeneracy(matrix) == False: </text:p>
      <text:p text:style-name="P2">return self.error.show('Matrix is degeneracy')</text:p>
      <text:p text:style-name="P2"># print(np.matrix(matrix))</text:p>
      <text:p text:style-name="P2"># print(np.matrix(vector))</text:p>
      <text:p text:style-name="P2">method = self.sender().objectName()</text:p>
      <text:p text:style-name="P2"># print(matrix)</text:p>
      <text:p text:style-name="P2">if matrix is not None:</text:p>
      <text:p text:style-name="P2">status, result = self.route(copy.deepcopy(matrix), copy.deepcopy(vector), method, len(matrix)) </text:p>
      <text:p text:style-name="P2"># print(result)</text:p>
      <text:p text:style-name="P2"># Show mistake</text:p>
      <text:p text:style-name="P2">if status != True:</text:p>
      <text:p text:style-name="P2">return self.error.show(result)</text:p>
      <text:p text:style-name="P3"/>
      <text:p text:style-name="P3"/>
      <text:p text:style-name="P2">string = f'&lt;h1&gt;{method.upper()}&lt;/h1&gt;&lt;h3&gt;Roots:&lt;/h3&gt;'</text:p>
      <text:p text:style-name="P2">for i in range(len(result)):</text:p>
      <text:p text:style-name="P2">string += f'&lt;p&gt;x&lt;sub&gt;{i}&lt;/sub&gt; = {result[i]} &lt;/p&gt;'</text:p>
      <text:p text:style-name="P2"># Data that show after solving of SLAE</text:p>
      <text:p text:style-name="P2">self.result_data = string</text:p>
      <text:p text:style-name="P2"><text:soft-page-break/>self.checkup_data = self.checking(matrix, vector, result)</text:p>
      <text:p text:style-name="P3"/>
      <text:p text:style-name="P2"># Setting string in label that show roots of SLAE</text:p>
      <text:p text:style-name="P2">self.result.setText(self.result_data)</text:p>
      <text:p text:style-name="P2">self.result.setVisible(True)</text:p>
      <text:p text:style-name="P2">self.check.setVisible(True) </text:p>
      <text:p text:style-name="P29"/>
      <text:p text:style-name="P2">def file_open(self):</text:p>
      <text:p text:style-name="P3"/>
      <text:p text:style-name="P2">path = QFileDialog(self).getOpenFileName()[0]</text:p>
      <text:p text:style-name="P2">if path == '':</text:p>
      <text:p text:style-name="P2">return False</text:p>
      <text:p text:style-name="P3"/>
      <text:p text:style-name="P2">p = path.split('/')</text:p>
      <text:p text:style-name="P2">title = '.../' + p[len(p) - 1]</text:p>
      <text:p text:style-name="P2">self.file.setText(title)</text:p>
      <text:p text:style-name="P3"/>
      <text:p text:style-name="P2"># Set text from file to textarea</text:p>
      <text:p text:style-name="P2">try:</text:p>
      <text:p text:style-name="P2">text = open(path, 'r+').read() </text:p>
      <text:p text:style-name="P2">while text[0] != '\n':</text:p>
      <text:p text:style-name="P2">text = text[1:]</text:p>
      <text:p text:style-name="P2">text = text[1:]</text:p>
      <text:p text:style-name="P2">except Exception as e:</text:p>
      <text:p text:style-name="P2">print(e)</text:p>
      <text:p text:style-name="P2">return self.error.show('Unable to open file')</text:p>
      <text:p text:style-name="P3"/>
      <text:p text:style-name="P2">self.line.setPlainText(text) </text:p>
      <text:p text:style-name="P29"/>
      <text:p text:style-name="P2">def checking(self, matrix, vector, roots):</text:p>
      <text:p text:style-name="P2">print(matrix, vector, roots)</text:p>
      <text:p text:style-name="P2">print(self.solve_method.checking(matrix, vector, roots))</text:p>
      <text:p text:style-name="P2">string = '&lt;h2&gt;Checking&lt;/h2&gt;'</text:p>
      <text:p text:style-name="P2">for i in range(len(matrix)):</text:p>
      <text:p text:style-name="P2">string += '&lt;p&gt;'</text:p>
      <text:p text:style-name="P2">for j in range(len(matrix[i])):</text:p>
      <text:p text:style-name="P2">if j != 0:</text:p>
      <text:p text:style-name="P2">string += ' + '</text:p>
      <text:p text:style-name="P2">string += f'{matrix[i][j]}*{roots[j]}' </text:p>
      <text:p text:style-name="P2">string += f' = {vector[i]}&lt;/p&gt;'</text:p>
      <text:p text:style-name="P2">return string</text:p>
      <text:p text:style-name="P29"/>
      <text:p text:style-name="P2">def route(self, matrix=None, vector=None, method=None, size=None):</text:p>
      <text:p text:style-name="P3"/>
      <text:p text:style-name="P2">if method == 'cramer':</text:p>
      <text:p text:style-name="P2">if size &gt; 4:</text:p>
      <text:p text:style-name="P2"><text:soft-page-break/>return False, 'Size of matrix is too big to use Cramer`s method'</text:p>
      <text:p text:style-name="P2">return self.solve_method.cramer(matrix, vector)</text:p>
      <text:p text:style-name="P2">elif method == 'gauss':</text:p>
      <text:p text:style-name="P2">return self.solve_method.gauss(matrix, vector)</text:p>
      <text:p text:style-name="P2">elif method == 'seidel':</text:p>
      <text:p text:style-name="P2">return self.solve_method.seidel(matrix, vector)</text:p>
      <text:p text:style-name="P2">elif method == 'jordan-gauss':</text:p>
      <text:p text:style-name="P2">return self.solve_method.jordan_gauss(matrix, vector)</text:p>
      <text:p text:style-name="P2">elif method == 'jacobi':</text:p>
      <text:p text:style-name="P2">return self.solve_method.jacobi(matrix, vector)</text:p>
      <text:p text:style-name="P3"/>
      <text:p text:style-name="P29"/>
      <text:p text:style-name="P2">if __name__ == '__main__':</text:p>
      <text:p text:style-name="P2">app = QApplication(sys.argv)</text:p>
      <text:p text:style-name="P2">error = ErrorWindow()</text:p>
      <text:p text:style-name="P2">window = Window(error)</text:p>
      <text:p text:style-name="P2">window.show()</text:p>
      <text:p text:style-name="P2">sys.exit(app.exec_())</text:p>
      <text:p text:style-name="P30"/>
      <text:p text:style-name="P12"><text:span text:style-name="T9">Файл method.py:</text:span></text:p>
      <text:p text:style-name="P10"><text:span text:style-name="T10"><text:tab/></text:span><text:span text:style-name="T11">import numpy as np</text:span></text:p>
      <text:p text:style-name="P2">import math </text:p>
      <text:p text:style-name="P2">import copy</text:p>
      <text:p text:style-name="P29"/>
      <text:p text:style-name="P2">class Method:</text:p>
      <text:p text:style-name="P3"/>
      <text:p text:style-name="P2">def __init__(self):</text:p>
      <text:p text:style-name="P2">pass</text:p>
      <text:p text:style-name="P3"/>
      <text:p text:style-name="P2">def degeneracy(self, matrix):</text:p>
      <text:p text:style-name="P2">det = np.linalg.det(matrix)</text:p>
      <text:p text:style-name="P2">if (det != 0): </text:p>
      <text:p text:style-name="P2">return True</text:p>
      <text:p text:style-name="P2">else: </text:p>
      <text:p text:style-name="P2">return False</text:p>
      <text:p text:style-name="P29"/>
      <text:p text:style-name="P2">def checking(self, A, B, X):</text:p>
      <text:p text:style-name="P2">result = 0</text:p>
      <text:p text:style-name="P2">for i in range(0, len(A)):</text:p>
      <text:p text:style-name="P2">for j in range(0, len(A[i])):</text:p>
      <text:p text:style-name="P2">result += A[i][j] * X[j]</text:p>
      <text:p text:style-name="P2">if result != B[i]:</text:p>
      <text:p text:style-name="P2">return False</text:p>
      <text:p text:style-name="P2">result = 0</text:p>
      <text:p text:style-name="P2"><text:soft-page-break/>return True</text:p>
      <text:p text:style-name="P3"/>
      <text:p text:style-name="P2">def cramer(self, A, B):</text:p>
      <text:p text:style-name="P2">det = [0] * (len(A)+1) </text:p>
      <text:p text:style-name="P2">det[0] = np.linalg.det(A) </text:p>
      <text:p text:style-name="P2">if (det[0] != 0):</text:p>
      <text:p text:style-name="P2">X = [0] * len(A) </text:p>
      <text:p text:style-name="P2">for j in range(0, len(A)): </text:p>
      <text:p text:style-name="P2">C = copy.deepcopy(A)</text:p>
      <text:p text:style-name="P2">print(A) </text:p>
      <text:p text:style-name="P2">for i in range(0, len(C)): </text:p>
      <text:p text:style-name="P2">C[i][j] = B[i] </text:p>
      <text:p text:style-name="P2">print(C) </text:p>
      <text:p text:style-name="P2">det[j+1] = np.linalg.det(C) </text:p>
      <text:p text:style-name="P2">X[j] = round(det[j+1]/det[0], 2)</text:p>
      <text:p text:style-name="P2">return True, X </text:p>
      <text:p text:style-name="P2">else:</text:p>
      <text:p text:style-name="P2">return False</text:p>
      <text:p text:style-name="P29"/>
      <text:p text:style-name="P2">def gauss(self, A, B):</text:p>
      <text:p text:style-name="P2">X = [0] * len(A)</text:p>
      <text:p text:style-name="P2">arr = [0] * len(A)</text:p>
      <text:p text:style-name="P2">for i in range(0, len(A)):</text:p>
      <text:p text:style-name="P2">arr[i] = [0] * (len(A) + 1)</text:p>
      <text:p text:style-name="P2">arr[i][len(A)] = B[i]</text:p>
      <text:p text:style-name="P2">for k in range(0, len(A[i])):</text:p>
      <text:p text:style-name="P2">arr[i][k] = A[i][k]</text:p>
      <text:p text:style-name="P2">for i in range(0, len(arr)):</text:p>
      <text:p text:style-name="P2">if i == 0: </text:p>
      <text:p text:style-name="P2">for k in range(0, len(arr[i])-1):</text:p>
      <text:p text:style-name="P2">if arr[0][k] != 0:</text:p>
      <text:p text:style-name="P2">index = k</text:p>
      <text:p text:style-name="P2">break</text:p>
      <text:p text:style-name="P2">else:</text:p>
      <text:p text:style-name="P2">if index &gt; 0:</text:p>
      <text:p text:style-name="P2">for k in range(0, len(arr[i])):</text:p>
      <text:p text:style-name="P2">p = arr[0][k]</text:p>
      <text:p text:style-name="P2">arr[0][k] = arr[index][k]</text:p>
      <text:p text:style-name="P2">arr[index][k] = p</text:p>
      <text:p text:style-name="P2">break </text:p>
      <text:p text:style-name="P2">index = 0</text:p>
      <text:p text:style-name="P2">x = 1</text:p>
      <text:p text:style-name="P2">while x != 0 :</text:p>
      <text:p text:style-name="P2">x = 0</text:p>
      <text:p text:style-name="P2">for i in range(index + 1, len(arr)):</text:p>
      <text:p text:style-name="P2">x += 1</text:p>
      <text:p text:style-name="P2">if arr[i][index] == 0:</text:p>
      <text:p text:style-name="P2">continue</text:p>
      <text:p text:style-name="P2">else:</text:p>
      <text:p text:style-name="P2"><text:soft-page-break/>point = arr[i][index]/arr[index][index]</text:p>
      <text:p text:style-name="P2">for k in range(index, len(arr[i])):</text:p>
      <text:p text:style-name="P2">arr[i][k] -= point * arr[index][k]</text:p>
      <text:p text:style-name="P2">index += 1</text:p>
      <text:p text:style-name="P2">for i in range(len(arr) - 1, -1, -1):</text:p>
      <text:p text:style-name="P2">for k in range(len(arr) - 1, i, -1):</text:p>
      <text:p text:style-name="P2">arr[i][len(arr)] = arr[i][len(arr)] - arr[i][k] * X[k]</text:p>
      <text:p text:style-name="P2">X[i] = round(arr[i][len(arr)] / arr[i][i], 2) </text:p>
      <text:p text:style-name="P2">return True, X</text:p>
      <text:p text:style-name="P29"/>
      <text:p text:style-name="P2">def seidel(self, A, b):</text:p>
      <text:p text:style-name="P2">eps = 1</text:p>
      <text:p text:style-name="P2">n = len(A)</text:p>
      <text:p text:style-name="P2">x = np.zeros(n) # zero vector</text:p>
      <text:p text:style-name="P2">converge = False</text:p>
      <text:p text:style-name="P2">while not converge:</text:p>
      <text:p text:style-name="P2">x_new = np.copy(x)</text:p>
      <text:p text:style-name="P2">for i in range(n):</text:p>
      <text:p text:style-name="P2">s1 = sum(A[i][j] * x_new[j] for j in range(i))</text:p>
      <text:p text:style-name="P2">s2 = sum(A[i][j] * x[j] for j in range(i + 1, n))</text:p>
      <text:p text:style-name="P2">x_new[i] = round((b[i] - s1 - s2) / A[i][i], 2)</text:p>
      <text:p text:style-name="P2">converge = np.sqrt(sum((x_new[i] - x[i]) for i in range(n))) &lt;= eps</text:p>
      <text:p text:style-name="P2">x = x_new</text:p>
      <text:p text:style-name="P3"/>
      <text:p text:style-name="P2">return True, x</text:p>
      <text:p text:style-name="P30"><text:line-break/></text:p>
      <text:p text:style-name="P2">def jordan_gauss(self, A, B):</text:p>
      <text:p text:style-name="P2">arr = [0] * len(A)</text:p>
      <text:p text:style-name="P2">for i in range(0, len(A)):</text:p>
      <text:p text:style-name="P2">arr[i] = [0] * (len(A) + 1)</text:p>
      <text:p text:style-name="P2">arr[i][len(A)] = B[i]</text:p>
      <text:p text:style-name="P2">for k in range(0, len(A[i])):</text:p>
      <text:p text:style-name="P2">arr[i][k] = A[i][k]</text:p>
      <text:p text:style-name="P2">for i in range(0, len(arr)):</text:p>
      <text:p text:style-name="P2">if i == 0: </text:p>
      <text:p text:style-name="P2">for k in range(0, len(arr[i])-1):</text:p>
      <text:p text:style-name="P2">if arr[0][k] != 0:</text:p>
      <text:p text:style-name="P2">index = k</text:p>
      <text:p text:style-name="P2">break</text:p>
      <text:p text:style-name="P2">else:</text:p>
      <text:p text:style-name="P2">if index &gt; 0:</text:p>
      <text:p text:style-name="P2">for k in range(0, len(arr[i])):</text:p>
      <text:p text:style-name="P2">p = arr[0][k]</text:p>
      <text:p text:style-name="P2">arr[0][k] = arr[index][k]</text:p>
      <text:p text:style-name="P2">arr[index][k] = p</text:p>
      <text:p text:style-name="P2">break </text:p>
      <text:p text:style-name="P2">index = 0</text:p>
      <text:p text:style-name="P2"><text:soft-page-break/>x = 1</text:p>
      <text:p text:style-name="P2">while x != 0 :</text:p>
      <text:p text:style-name="P2">x = 0</text:p>
      <text:p text:style-name="P2">for i in range(index + 1, len(arr)):</text:p>
      <text:p text:style-name="P2">x += 1</text:p>
      <text:p text:style-name="P2">if arr[i][index] == 0:</text:p>
      <text:p text:style-name="P2">continue</text:p>
      <text:p text:style-name="P2">else:</text:p>
      <text:p text:style-name="P2">point = arr[i][index]/arr[index][index]</text:p>
      <text:p text:style-name="P2">for k in range(index, len(arr[i])):</text:p>
      <text:p text:style-name="P2">arr[i][k] -= point * arr[index][k]</text:p>
      <text:p text:style-name="P2">index += 1</text:p>
      <text:p text:style-name="P3"/>
      <text:p text:style-name="P2">for i in range(0, len(arr)):</text:p>
      <text:p text:style-name="P2">point = arr[i][i]</text:p>
      <text:p text:style-name="P2">for k in range(0, len(arr[i])):</text:p>
      <text:p text:style-name="P2">arr[i][k] = arr[i][k]/point</text:p>
      <text:p text:style-name="P2">index = 1</text:p>
      <text:p text:style-name="P2">x = 2</text:p>
      <text:p text:style-name="P2">while x != 4 :</text:p>
      <text:p text:style-name="P2">d = 0</text:p>
      <text:p text:style-name="P2">for i in range(len(arr) - 2, -1, -1):</text:p>
      <text:p text:style-name="P2">d += 1</text:p>
      <text:p text:style-name="P2">index = len(arr[i]) - 2</text:p>
      <text:p text:style-name="P2">if arr[i][index] == 0:</text:p>
      <text:p text:style-name="P2">if i == index - 1:</text:p>
      <text:p text:style-name="P2">d = 0</text:p>
      <text:p text:style-name="P2">continue</text:p>
      <text:p text:style-name="P2">else:</text:p>
      <text:p text:style-name="P2">index -=1</text:p>
      <text:p text:style-name="P2">point = arr[i][index]</text:p>
      <text:p text:style-name="P2">for k in range(0, len(arr[i])):</text:p>
      <text:p text:style-name="P2">arr[i][k] -= point * arr[i+d][k]</text:p>
      <text:p text:style-name="P2">x += 1</text:p>
      <text:p text:style-name="P2">X = [0] * len(A)</text:p>
      <text:p text:style-name="P2">for i in range(0, len(A)):</text:p>
      <text:p text:style-name="P2">X[i] = round(arr[i][len(A)], 2)</text:p>
      <text:p text:style-name="P2">return True, X</text:p>
      <text:p text:style-name="P3"/>
      <text:p text:style-name="P2">def jacobi(self, A, B, N = 100):</text:p>
      <text:p text:style-name="P2">X = [0] * len(A)</text:p>
      <text:p text:style-name="P2">D = np.diag(A) </text:p>
      <text:p text:style-name="P2">R = A - np.diagflat(D) </text:p>
      <text:p text:style-name="P2">for i in range(N): </text:p>
      <text:p text:style-name="P2">X = round((B - np.dot(R, X)) / D, 2)</text:p>
      <text:p text:style-name="P2">return True, X</text:p>
      <text:p text:style-name="P12"><text:span text:style-name="T9"/></text:p>
      <text:p text:style-name="P12"><text:span text:style-name="T9">Файл style.css:</text:span></text:p>
      <text:p text:style-name="P10"><text:soft-page-break/><text:span text:style-name="T10"><text:tab/></text:span><text:span text:style-name="T11">QPlainTextEdit {</text:span></text:p>
      <text:p text:style-name="P2">background: rgba(117, 190, 218, 0.0);</text:p>
      <text:p text:style-name="P2">border: none;</text:p>
      <text:p text:style-name="P2">border-bottom: 2px solid white;</text:p>
      <text:p text:style-name="P2">color: white;</text:p>
      <text:p text:style-name="P2">font: 400 18px 'Arial';</text:p>
      <text:p text:style-name="P2">letter-spacing: 5px;</text:p>
      <text:p text:style-name="P2">}</text:p>
      <text:p text:style-name="P29"/>
      <text:p text:style-name="P2">QScrollBar:vertical { </text:p>
      <text:p text:style-name="P2">border: none;</text:p>
      <text:p text:style-name="P2">background: white;</text:p>
      <text:p text:style-name="P2">width: 3px; </text:p>
      <text:p text:style-name="P2">margin: 0px 0px 0px 0px;</text:p>
      <text:p text:style-name="P2">}</text:p>
      <text:p text:style-name="P3"/>
      <text:p text:style-name="P2">QPushButton {</text:p>
      <text:p text:style-name="P3"/>
      <text:p text:style-name="P2">background: rgba(117, 190, 218, 0.0);</text:p>
      <text:p text:style-name="P2">font: 400 18px 'Arial';</text:p>
      <text:p text:style-name="P2">letter-spacing: 3px;</text:p>
      <text:p text:style-name="P2">color: white;</text:p>
      <text:p text:style-name="P2">outline: none;</text:p>
      <text:p text:style-name="P2">border: none;</text:p>
      <text:p text:style-name="P2">border-bottom: 2px solid rgba(117, 190, 218, 0.0);</text:p>
      <text:p text:style-name="P2">}</text:p>
      <text:p text:style-name="P3"/>
      <text:p text:style-name="P2">QPushButton:hover {</text:p>
      <text:p text:style-name="P2">border-bottom: 2px solid white;</text:p>
      <text:p text:style-name="P2">transition: all 3s ease-out;</text:p>
      <text:p text:style-name="P2">background: rgba(197, 197, 197, 0.246);</text:p>
      <text:p text:style-name="P2">}</text:p>
      <text:p text:style-name="P3"/>
      <text:p text:style-name="P2">QPushButton:focus {</text:p>
      <text:p text:style-name="P2">background: rgba(84, 205, 253, 0.445);</text:p>
      <text:p text:style-name="P2">border-bottom: none;</text:p>
      <text:p text:style-name="P2">}</text:p>
      <text:p text:style-name="P3"/>
      <text:p text:style-name="P2">#file {</text:p>
      <text:p text:style-name="P2">border: 2px solid white;</text:p>
      <text:p text:style-name="P2">border-radius: 20px;</text:p>
      <text:p text:style-name="P2">}</text:p>
      <text:p text:style-name="P3"/>
      <text:p text:style-name="P2">#file:focus {</text:p>
      <text:p text:style-name="P2">border: 2px solid white;</text:p>
      <text:p text:style-name="P2">color: lightgrey;</text:p>
      <text:p text:style-name="P2">background: rgba(197, 197, 197, 0.246);</text:p>
      <text:p text:style-name="P2"><text:soft-page-break/>}</text:p>
      <text:p text:style-name="P3"/>
      <text:p text:style-name="P2">#result {</text:p>
      <text:p text:style-name="P2">line-height: 20px;</text:p>
      <text:p text:style-name="P2">color: white;</text:p>
      <text:p text:style-name="P2">font: 400 16px 'Arial';</text:p>
      <text:p text:style-name="P2">background-color: rgba(179, 213, 226, 0.26);</text:p>
      <text:p text:style-name="P2">border-radius: 20px;</text:p>
      <text:p text:style-name="P2">}</text:p>
      <text:p text:style-name="P3"/>
      <text:p text:style-name="P2">#checkit {</text:p>
      <text:p text:style-name="P2">border: 2px solid white;</text:p>
      <text:p text:style-name="P2">background: rgba(117, 190, 218, 0.0);</text:p>
      <text:p text:style-name="P2">border-radius: 20px;</text:p>
      <text:p text:style-name="P2">}</text:p>
      <text:p text:style-name="P3"/>
      <text:p text:style-name="P2">#checkit:hover {</text:p>
      <text:p text:style-name="P2">transition: all 3s ease-out;</text:p>
      <text:p text:style-name="P2">background: rgba(197, 197, 197, 0.246);</text:p>
      <text:p text:style-name="P2">}</text:p>
      <text:p text:style-name="P3"/>
      <text:p text:style-name="P2">#checkit:focus {</text:p>
      <text:p text:style-name="P2">background: rgba(84, 205, 253, 0.445);</text:p>
      <text:p text:style-name="P2">}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4pt" fo:language="uk" fo:country="UA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741cm" loext:contextual-spacing="false" fo:text-align="center" style:justify-single-word="false" fo:keep-together="always" fo:hyphenation-ladder-count="no-limit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keep-together="always" fo:keep-with-next="always"/>
      <style:text-properties fo:font-weight="bold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keep-together="always" fo:keep-with-next="always"/>
      <style:text-properties fo:font-weight="bold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keep-together="always" fo:keep-with-next="always"/>
      <style:text-properties fo:font-weight="bold" style:font-weight-asian="bold" style:font-size-complex="14pt" style:font-weight-complex="bold"/>
    </style:style>
    <style:style style:name="Первая_20_строка_20_0_20_см" style:display-name="Первая строка 0 см" style:family="paragraph" style:parent-style-name="Standard" style:default-outline-level="">
      <style:paragraph-properties fo:margin-left="0cm" fo:margin-right="0cm" fo:text-indent="0cm" style:auto-text-indent="false"/>
      <style:text-properties style:font-size-complex="10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1.81cm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cm" fo:margin-right="1.81cm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cm" fo:margin-right="1.81cm" fo:text-indent="0cm" style:auto-text-indent="false">
        <style:tab-stops>
          <style:tab-stop style:position="17.782cm" style:type="right"/>
        </style:tab-stops>
      </style:paragraph-properties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cm" fo:margin-right="1.81cm" fo:text-indent="0cm" style:auto-text-indent="false">
        <style:tab-stops>
          <style:tab-stop style:position="17.782cm"/>
        </style:tab-stops>
      </style:paragraph-properties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976cm" fo:margin-right="0cm" fo:text-indent="1.251cm" style:auto-text-indent="false"/>
    </style:style>
    <style:style style:name="Номер_20_рисунка" style:display-name="Номер рисунка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Номер_20_таблицы" style:display-name="Номер таблицы" style:family="paragraph" style:parent-style-name="Standard" style:default-outline-level="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итульный_20_лист" style:display-name="Титульный лист" style:family="paragraph" style:parent-style-name="Standard" style:default-outline-level="">
      <style:paragraph-properties fo:line-height="100%"/>
      <style:text-properties style:font-size-complex="14pt"/>
    </style:style>
    <style:style style:name="Маркированный_20_стандартный" style:display-name="Маркированный стандартный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fo:language="en" fo:country="US" style:font-size-asian="12pt" style:language-asian="en" style:country-asian="US" style:font-size-complex="12pt"/>
    </style:style>
    <style:style style:name="caption" style:family="paragraph" style:paren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line-height="100%" fo:text-align="start" style:justify-single-word="false" fo:text-indent="0cm" style:auto-text-indent="false"/>
      <style:text-properties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>
      <style:text-properties fo:font-size="14pt" fo:language="uk" fo:country="UA" style:font-size-asian="14pt" style:language-asian="ru" style:country-asian="RU" style:font-size-complex="12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Текст_20_у_20_виносці_20_Знак" style:display-name="Текст у виносці Знак" style:family="tex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ne_20_number" style:display-name="line number" style:family="text"/>
    <style:style style:name="Нижній_20_колонтитул_20_Знак" style:display-name="Нижній колонтитул Знак" style:family="text">
      <style:text-properties fo:font-size="14pt" fo:language="uk" fo:country="UA" style:font-size-asian="14pt" style:language-asian="ru" style:country-asian="RU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ий_20_HTML_20_Знак" style:display-name="Стандартни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4pt" style:font-size-asian="14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4pt" style:font-size-asian="14pt"/>
    </style:style>
    <style:style style:name="ListLabel_20_10" style:display-name="ListLabel 10" style:family="text">
      <style:text-properties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источников" style:display-name="Список источников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стандартный" style:display-name="Нумерованный стандартны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" text:bullet-char="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charset="x-symbol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space" fo:text-indent="-6.802cm" fo:margin-left="11.80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бразец оформления отчета по преддипломной практике</dc:title>
    <meta:initial-creator>ast</meta:initial-creator>
    <meta:editing-cycles>3</meta:editing-cycles>
    <meta:print-date>2019-09-10T18:54:00</meta:print-date>
    <meta:creation-date>2021-03-10T22:00:00</meta:creation-date>
    <dc:date>2021-05-11T10:22:48.168448507</dc:date>
    <meta:editing-duration>PT9M15S</meta:editing-duration>
    <meta:generator>LibreOffice/6.0.7.3$Linux_X86_64 LibreOffice_project/00m0$Build-3</meta:generator>
    <meta:document-statistic meta:table-count="0" meta:image-count="0" meta:object-count="0" meta:page-count="17" meta:paragraph-count="650" meta:word-count="2217" meta:character-count="14459" meta:non-whitespace-character-count="12806"/>
    <meta:user-defined meta:name="AppVersion">16.0000</meta:user-defined>
    <meta:user-defined meta:name="Company">каф. АС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